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5083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peed</text:p>
          </table:table-cell>
          <table:table-cell office:value-type="string">
            <text:p>Speed Ratio</text:p>
          </table:table-cell>
          <table:table-cell office:value-type="string">
            <text:p>Power</text:p>
          </table:table-cell>
          <table:table-cell office:value-type="string">
            <text:p>Units Affected</text:p>
          </table:table-cell>
          <table:table-cell office:value-type="string">
            <text:p>Types Affected</text:p>
          </table:table-cell>
        </table:table-row>
        <table:table-row table:style-name="ro1">
          <table:table-cell office:value-type="string">
            <text:p>Fighter Propulsion Engines I</text:p>
          </table:table-cell>
          <table:table-cell office:value-type="string">
            <text:p>fprop1</text:p>
          </table:table-cell>
          <table:table-cell office:value-type="float" office:value="110">
            <text:p>110</text:p>
          </table:table-cell>
          <table:table-cell/>
          <table:table-cell office:value-type="float" office:value="100">
            <text:p>1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Fighter</text:p>
          </table:table-cell>
        </table:table-row>
        <table:table-row table:style-name="ro1">
          <table:table-cell office:value-type="string">
            <text:p>Fighter Propulsion Engines II</text:p>
          </table:table-cell>
          <table:table-cell office:value-type="string">
            <text:p>fprop2</text:p>
          </table:table-cell>
          <table:table-cell office:value-type="float" office:value="140">
            <text:p>140</text:p>
          </table:table-cell>
          <table:table-cell office:value-type="string">
            <text:p>fprop1</text:p>
          </table:table-cell>
          <table:table-cell office:value-type="float" office:value="150">
            <text:p>15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Fighter</text:p>
          </table:table-cell>
        </table:table-row>
        <table:table-row table:style-name="ro1">
          <table:table-cell office:value-type="string">
            <text:p>Bomber Propulsion Engines I</text:p>
          </table:table-cell>
          <table:table-cell office:value-type="string">
            <text:p>bprop1</text:p>
          </table:table-cell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omber</text:p>
          </table:table-cell>
        </table:table-row>
        <table:table-row table:style-name="ro1">
          <table:table-cell office:value-type="string">
            <text:p>Bomber Propulsion Engines II</text:p>
          </table:table-cell>
          <table:table-cell office:value-type="string">
            <text:p>bprop2</text:p>
          </table:table-cell>
          <table:table-cell office:value-type="float" office:value="150">
            <text:p>150</text:p>
          </table:table-cell>
          <table:table-cell office:value-type="string">
            <text:p>bprop1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omber</text:p>
          </table:table-cell>
        </table:table-row>
        <table:table-row table:style-name="ro1">
          <table:table-cell office:value-type="string">
            <text:p>Capital Ship Subwarp Engines I</text:p>
          </table:table-cell>
          <table:table-cell office:value-type="string">
            <text:p>csprop1</text:p>
          </table:table-cell>
          <table:table-cell office:value-type="float" office:value="150">
            <text:p>150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Capital Ship Subwarp Engines II</text:p>
          </table:table-cell>
          <table:table-cell office:value-type="string">
            <text:p>csprop2</text:p>
          </table:table-cell>
          <table:table-cell office:value-type="float" office:value="175">
            <text:p>175</text:p>
          </table:table-cell>
          <table:table-cell office:value-type="string">
            <text:p>csprop2</text:p>
          </table:table-cell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Nuclear Reactors</text:p>
          </table:table-cell>
          <table:table-cell office:value-type="string">
            <text:p>allprop1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Capital Ship Colonization I</text:p>
          </table:table-cell>
          <table:table-cell office:value-type="string">
            <text:p>cscol1</text:p>
          </table:table-cell>
          <table:table-cell office:value-type="float" office:value="105">
            <text:p>105</text:p>
          </table:table-cell>
          <table:table-cell office:value-type="string">
            <text:p>csprop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Capital Ship Colonization II</text:p>
          </table:table-cell>
          <table:table-cell office:value-type="string">
            <text:p>cscol2</text:p>
          </table:table-cell>
          <table:table-cell office:value-type="float" office:value="130">
            <text:p>130</text:p>
          </table:table-cell>
          <table:table-cell office:value-type="string">
            <text:p>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0">08/10/2008</text:date>, <text:time>20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uan Lafont</dc:creator>
    <dc:date>2008-08-10T20:37:25</dc:date>
    <meta:editing-cycles>5</meta:editing-cycles>
    <meta:editing-duration>PT19M32S</meta:editing-duration>
    <meta:user-defined meta:name="Info 1"/>
    <meta:user-defined meta:name="Info 2"/>
    <meta:user-defined meta:name="Info 3"/>
    <meta:user-defined meta:name="Info 4"/>
    <meta:document-statistic meta:table-count="1" meta:cell-count="86"/>
  </office:meta>
</office:document-meta>
</file>